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wis721 Ex BT" svg:font-family="'Swis721 Ex BT'" style:font-family-generic="swiss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essuna_20_spaziatura">
      <style:paragraph-properties fo:margin-left="0.635cm">
        <style:tab-stops/>
      </style:paragraph-properties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2" style:family="paragraph" style:parent-style-name="Nessuna_20_spaziatura">
      <style:paragraph-properties fo:margin-left="1.27cm">
        <style:tab-stops/>
      </style:paragraph-properties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3" style:family="paragraph" style:parent-style-name="Nessuna_20_spaziatura"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P4" style:family="paragraph" style:parent-style-name="Normale">
      <style:paragraph-properties fo:margin-top="0cm" fo:margin-bottom="0cm" style:contextual-spacing="false" style:line-height-at-least="0.635cm" fo:hyphenation-ladder-count="no-limit"/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 fo:hyphenate="true" loext:hyphenation-no-caps="false" loext:hyphenation-no-last-word="false" loext:hyphenation-word-char-count="no-limit" loext:hyphenation-zone="no-limit"/>
    </style:style>
    <style:style style:name="P5" style:family="paragraph" style:parent-style-name="Normale"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P6" style:family="paragraph" style:parent-style-name="Nessuna_20_spaziatura">
      <style:text-properties style:font-name="Century Gothic" fo:font-size="12pt" fo:font-weight="bold" style:font-size-asian="12pt" style:language-asian="it" style:country-asian="IT" style:font-weight-asian="bold" style:font-size-complex="12pt" style:font-weight-complex="bold"/>
    </style:style>
    <style:style style:name="P7" style:family="paragraph" style:parent-style-name="Nessuna_20_spaziatura">
      <style:text-properties style:font-name="Century Gothic" fo:font-size="12pt" style:font-size-asian="12pt" style:language-asian="it" style:country-asian="IT" style:font-size-complex="12pt"/>
    </style:style>
    <style:style style:name="P8" style:family="paragraph" style:parent-style-name="Nessuna_20_spaziatura">
      <style:text-properties style:font-name="Century Gothic" fo:font-size="12pt" style:font-size-asian="12pt" style:font-size-complex="12pt"/>
    </style:style>
    <style:style style:name="P9" style:family="paragraph" style:parent-style-name="Normale">
      <style:paragraph-properties fo:margin-top="0cm" fo:margin-bottom="0cm" style:contextual-spacing="false" fo:line-height="100%"/>
      <style:text-properties style:font-name="Century Gothic" fo:font-size="12pt" style:font-size-asian="12pt" style:font-size-complex="12pt"/>
    </style:style>
    <style:style style:name="P10" style:family="paragraph" style:parent-style-name="Normale">
      <style:text-properties style:font-name="Century Gothic" fo:font-size="12pt" style:font-size-asian="12pt" style:font-size-complex="12pt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style:font-name="Century Gothic" fo:font-size="12pt" style:letter-kerning="false" style:font-name-asian="Times New Roman" style:font-size-asian="12pt" style:language-asian="it" style:country-asian="IT" style:font-size-complex="12pt"/>
    </style:style>
    <style:style style:name="P12" style:family="paragraph" style:parent-style-name="Normale">
      <style:paragraph-properties fo:margin-top="0cm" fo:margin-bottom="0cm" style:contextual-spacing="false" style:line-height-at-least="0.635cm" fo:hyphenation-ladder-count="no-limit"/>
      <style:text-properties style:font-name="Century Gothic" fo:font-size="12pt" style:letter-kerning="false" style:font-name-asian="Times New Roman" style:font-size-asian="12pt" style:language-asian="it" style:country-asian="IT" style:font-size-complex="12pt" fo:hyphenate="true" loext:hyphenation-no-caps="false" loext:hyphenation-no-last-word="false" loext:hyphenation-word-char-count="no-limit" loext:hyphenation-zone="no-limit"/>
    </style:style>
    <style:style style:name="P13" style:family="paragraph" style:parent-style-name="Nessuna_20_spaziatura">
      <style:text-properties style:font-name="Century Gothic" fo:font-size="12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P14" style:family="paragraph" style:parent-style-name="Default">
      <style:text-properties style:font-name="Century Gothic"/>
    </style:style>
    <style:style style:name="P15" style:family="paragraph" style:parent-style-name="Nessuna_20_spaziatura">
      <style:text-properties fo:color="#92d050" loext:opacity="100%" style:font-name="Century Gothic" fo:font-size="12pt" style:font-size-asian="12pt" style:language-asian="it" style:country-asian="IT" style:font-size-complex="12pt"/>
    </style:style>
    <style:style style:name="P16" style:family="paragraph" style:parent-style-name="Normale">
      <style:paragraph-properties fo:line-height="100%"/>
      <style:text-properties fo:color="#92d050" loext:opacity="100%" style:font-name="Century Gothic" fo:font-size="12pt" style:letter-kerning="false" style:font-size-asian="12pt" style:font-name-complex="Swis721 Ex BT" style:font-size-complex="12pt"/>
    </style:style>
    <style:style style:name="P17" style:family="paragraph" style:parent-style-name="Normale">
      <style:text-properties fo:color="#92d050" loext:opacity="100%" style:font-name="Century Gothic" fo:font-size="12pt" style:letter-kerning="false" style:font-size-asian="12pt" style:font-name-complex="Swis721 Ex BT" style:font-size-complex="12pt"/>
    </style:style>
    <style:style style:name="P18" style:family="paragraph" style:parent-style-name="Normale">
      <style:paragraph-properties fo:margin-top="0cm" fo:margin-bottom="0cm" style:contextual-spacing="false" style:line-height-at-least="0.635cm" fo:hyphenation-ladder-count="no-limit"/>
      <style:text-properties fo:color="#92d050" loext:opacity="100%" style:font-name="Century Gothic" fo:font-size="12pt" style:letter-kerning="false" style:font-name-asian="Times New Roman" style:font-size-asian="12pt" style:language-asian="it" style:country-asian="IT" style:font-size-complex="12p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Pa0">
      <style:text-properties fo:color="#221e1f" loext:opacity="100%" style:font-name="Century Gothic" style:font-name-complex="Swis721 Ex BT"/>
    </style:style>
    <style:style style:name="P20" style:family="paragraph" style:parent-style-name="Pa2">
      <style:paragraph-properties fo:margin-right="-0.002cm" fo:line-height="100%"/>
      <style:text-properties fo:color="#221e1f" loext:opacity="100%" style:font-name="Century Gothic" style:letter-kerning="true" style:font-name-complex="Swis721 Ex BT"/>
    </style:style>
    <style:style style:name="P21" style:family="paragraph" style:parent-style-name="Default">
      <style:text-properties fo:color="#221e1f" loext:opacity="100%" style:font-name="Century Gothic"/>
    </style:style>
    <style:style style:name="P22" style:family="paragraph" style:parent-style-name="Normale">
      <style:paragraph-properties fo:margin-top="0cm" fo:margin-bottom="0cm" style:contextual-spacing="false" style:line-height-at-least="0.635cm" fo:hyphenation-ladder-count="no-limit"/>
      <style:text-properties fo:color="#221e1f" loext:opacity="100%" style:font-name="Century Gothic" fo:font-size="12pt" style:letter-kerning="false" style:font-size-asian="12pt" style:font-name-complex="Swis721 Ex BT" style:font-size-complex="12pt" fo:hyphenate="true" loext:hyphenation-no-caps="false" loext:hyphenation-no-last-word="false" loext:hyphenation-word-char-count="no-limit" loext:hyphenation-zone="no-limit"/>
    </style:style>
    <style:style style:name="P23" style:family="paragraph" style:parent-style-name="Normale">
      <style:text-properties fo:color="#221e1f" loext:opacity="100%" style:font-name="Century Gothic" fo:font-size="12pt" style:font-size-asian="12pt" style:font-name-complex="Swis721 Ex BT" style:font-size-complex="12pt"/>
    </style:style>
    <style:style style:name="P24" style:family="paragraph" style:parent-style-name="Normale">
      <style:paragraph-properties fo:line-height="100%"/>
      <style:text-properties fo:color="#221e1f" loext:opacity="100%" style:font-name="Century Gothic" fo:font-size="12pt" style:font-size-asian="12pt" style:font-name-complex="Swis721 Ex BT" style:font-size-complex="12pt"/>
    </style:style>
    <style:style style:name="P25" style:family="paragraph" style:parent-style-name="Normale">
      <style:paragraph-properties fo:margin-top="0cm" fo:margin-bottom="0cm" style:contextual-spacing="false" fo:line-height="100%"/>
    </style:style>
    <style:style style:name="P26" style:family="paragraph" style:parent-style-name="Pa2">
      <style:paragraph-properties fo:margin-right="10.019cm" fo:line-height="100%"/>
    </style:style>
    <style:style style:name="P27" style:family="paragraph" style:parent-style-name="Normale">
      <style:paragraph-properties fo:line-height="100%"/>
    </style:style>
    <style:style style:name="P28" style:family="paragraph" style:parent-style-name="Normale">
      <style:paragraph-properties fo:margin-top="0cm" fo:margin-bottom="0cm" style:contextual-spacing="false" style:line-height-at-least="0.635cm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9" style:family="paragraph" style:parent-style-name="Nessuna_20_spaziatura" style:list-style-name="L1" style:master-page-name="MP0">
      <style:paragraph-properties style:page-number="auto" fo:break-before="page"/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30" style:family="paragraph" style:parent-style-name="Nessuna_20_spaziatura" style:list-style-name="L1"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31" style:family="paragraph" style:parent-style-name="Normale">
      <style:paragraph-properties fo:line-height="100%"/>
      <style:text-properties style:font-name="Century Gothic" fo:font-size="12pt" style:font-size-asian="12pt" style:font-size-complex="12pt"/>
    </style:style>
    <style:style style:name="P32" style:family="paragraph" style:parent-style-name="Normale">
      <style:paragraph-properties fo:line-height="100%"/>
      <style:text-properties style:font-name="Century Gothic" fo:font-size="12pt" officeooo:rsid="001d83eb" officeooo:paragraph-rsid="001d83eb" style:font-size-asian="12pt" style:font-size-complex="12pt"/>
    </style:style>
    <style:style style:name="P33" style:family="paragraph" style:parent-style-name="Titolo_20_3">
      <style:paragraph-properties fo:margin-top="0.529cm" fo:margin-bottom="0.529cm" style:contextual-spacing="false" style:line-height-at-least="0.635cm"/>
      <style:text-properties fo:color="#000000" loext:opacity="100%"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P34" style:family="paragraph" style:parent-style-name="Titolo_20_3">
      <style:paragraph-properties fo:margin-top="1.323cm" fo:margin-bottom="0.529cm" style:contextual-spacing="false" style:line-height-at-least="0.635cm"/>
      <style:text-properties style:use-window-font-color="true" loext:opacity="0%"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P35" style:family="paragraph" style:parent-style-name="Titolo_20_4" style:list-style-name="L2">
      <style:paragraph-properties fo:margin-top="0cm" fo:margin-bottom="0cm" style:contextual-spacing="false" style:line-height-at-least="0.635cm"/>
      <style:text-properties style:use-window-font-color="true" loext:opacity="0%" style:font-name="Century Gothic" fo:font-size="12pt" fo:font-style="normal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Aptos" style:font-size-asian="12pt" style:language-asian="it" style:country-asian="I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2pt" fo:font-weight="bold" style:letter-kerning="false" style:font-name-asian="Times New Roman" style:font-size-asian="12pt" style:language-asian="it" style:country-asian="IT" style:font-weight-asian="bold" style:font-name-complex="Arial" style:font-size-complex="12pt" style:font-weight-complex="bold"/>
    </style:style>
    <style:style style:name="T3" style:family="text">
      <style:text-properties style:font-name="Century Gothic" fo:font-size="12pt" fo:font-weight="bold" style:letter-kerning="false" style:font-name-asian="Times New Roman" style:font-size-asian="12pt" style:language-asian="it" style:country-asian="IT" style:font-weight-asian="bold" style:font-size-complex="12pt" style:font-weight-complex="bold"/>
    </style:style>
    <style:style style:name="T4" style:family="text">
      <style:text-properties style:font-name="Century Gothic" fo:font-size="12pt" style:letter-kerning="false" style:font-name-asian="Times New Roman" style:font-size-asian="12pt" style:language-asian="it" style:country-asian="IT" style:font-size-complex="12pt"/>
    </style:style>
    <style:style style:name="T5" style:family="text">
      <style:text-properties style:font-name="Century Gothic" fo:font-size="12pt" style:font-size-asian="12pt" style:language-asian="it" style:country-asian="IT" style:font-size-complex="12pt"/>
    </style:style>
    <style:style style:name="T6" style:family="text">
      <style:text-properties style:font-name="Century Gothic" fo:font-size="12pt" style:font-size-asian="12pt" style:font-size-complex="12pt"/>
    </style:style>
    <style:style style:name="T7" style:family="text"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T8" style:family="text">
      <style:text-properties style:font-name="Century Gothic" style:font-name-asian="Times New Roman" style:language-asian="it" style:country-asian="IT"/>
    </style:style>
    <style:style style:name="T9" style:family="text">
      <style:text-properties style:font-name="Century Gothic" fo:font-weight="bold" style:font-name-asian="Times New Roman" style:language-asian="it" style:country-asian="IT" style:font-weight-asian="bold" style:font-weight-complex="bold"/>
    </style:style>
    <style:style style:name="T10" style:family="text">
      <style:text-properties style:font-name="Century Gothic" style:letter-kerning="true"/>
    </style:style>
    <style:style style:name="T11" style:family="text">
      <style:text-properties fo:color="#221e1f" loext:opacity="100%" style:font-name="Century Gothic"/>
    </style:style>
    <style:style style:name="T12" style:family="text">
      <style:text-properties fo:color="#221e1f" loext:opacity="100%" style:font-name="Century Gothic" fo:font-size="12pt" fo:font-weight="bold" style:font-size-asian="12pt" style:font-weight-asian="bold" style:font-name-complex="Swis721 Ex BT" style:font-size-complex="12pt" style:font-weight-complex="bold"/>
    </style:style>
    <style:style style:name="T13" style:family="text">
      <style:text-properties fo:color="#221e1f" loext:opacity="100%" style:font-name="Century Gothic" fo:font-size="12pt" style:font-size-asian="12pt" style:font-name-complex="Swis721 Ex BT" style:font-size-complex="12pt"/>
    </style:style>
    <style:style style:name="T14" style:family="text">
      <style:text-properties fo:color="#221e1f" loext:opacity="100%" style:font-name="Century Gothic" fo:font-size="12pt" style:letter-kerning="false" style:font-size-asian="12pt" style:font-name-complex="Swis721 Ex BT" style:font-size-complex="12pt"/>
    </style:style>
    <style:style style:name="T15" style:family="text">
      <style:text-properties fo:color="#221e1f" loext:opacity="100%" style:font-name="Century Gothic" style:font-name-complex="Swis721 Ex BT"/>
    </style:style>
    <style:style style:name="T16" style:family="text">
      <style:text-properties fo:color="#221e1f" loext:opacity="100%" style:font-name="Century Gothic" style:letter-kerning="true" style:font-name-complex="Swis721 Ex BT"/>
    </style:style>
    <style:style style:name="T17" style:family="text">
      <style:text-properties fo:color="#92d050" loext:opacity="100%" style:font-name="Century Gothic" fo:font-size="12pt" style:letter-kerning="false" style:font-size-asian="12pt" style:font-name-complex="Swis721 Ex BT" style:font-size-complex="12pt"/>
    </style:style>
    <style:style style:name="T18" style:family="text">
      <style:text-properties fo:color="#92d050" loext:opacity="100%" style:font-name="Century Gothic" fo:font-size="12pt" style:letter-kerning="false" style:font-name-asian="Times New Roman" style:font-size-asian="12pt" style:language-asian="it" style:country-asian="IT" style:font-size-complex="12pt"/>
    </style:style>
    <style:style style:name="T19" style:family="text">
      <style:text-properties officeooo:rsid="001d83eb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9">About me</text:p>
        </text:list-item>
      </text:list>
      <text:p text:style-name="P6"/>
      <text:p text:style-name="P15">fare foto d’effetto di me mentre progetto cose</text:p>
      <text:p text:style-name="P7"/>
      <text:p text:style-name="Nessuna_20_spaziatura"><text:span text:style-name="Car._20_predefinito_20_paragrafo"><text:span text:style-name="T2">Hey, ciao!</text:span></text:span><text:span text:style-name="Car._20_predefinito_20_paragrafo"><text:span text:style-name="T12"> </text:span></text:span><text:span text:style-name="Car._20_predefinito_20_paragrafo"><text:span text:style-name="T2">Benvenuto!</text:span></text:span></text:p>
      <text:p text:style-name="P14"/>
      <text:p text:style-name="P19">Se stai cercando un’idea creativa ed accattivante per la tua comunicazione, sei nel posto giusto!</text:p>
      <text:p text:style-name="P14"/>
      <text:p text:style-name="P25"><text:span text:style-name="Car._20_predefinito_20_paragrafo"><text:span text:style-name="T13">Piacere sono Veronica e sono </text:span></text:span><text:span text:style-name="Car._20_predefinito_20_paragrafo"><text:span text:style-name="T4">una Graphic Designer, una </text:span></text:span><text:span text:style-name="Car._20_predefinito_20_paragrafo"><text:span text:style-name="T3">professionista che progetta soluzioni visive efficaci e coerenti,</text:span></text:span><text:span text:style-name="Car._20_predefinito_20_paragrafo"><text:span text:style-name="T4"> non solo esteticamente piacevoli, ma anche funzionali e </text:span></text:span><text:span text:style-name="Car._20_predefinito_20_paragrafo"><text:span text:style-name="T3">in grado di comunicare in modo chiaro ed efficace.</text:span></text:span></text:p>
      <text:p text:style-name="P11"/>
      <text:p text:style-name="Pa0"><text:span text:style-name="Car._20_predefinito_20_paragrafo"><text:span text:style-name="T15">Mi sono laureata nel 2015 all’Accademia di Belle Arti di Brera e non mi stanco mai di studiare ed imparare cose nuove. </text:span></text:span><text:span text:style-name="Car._20_predefinito_20_paragrafo"><text:span text:style-name="T8">Ogni giorno cerco di </text:span></text:span><text:span text:style-name="Car._20_predefinito_20_paragrafo"><text:span text:style-name="T9">migliorare le</text:span></text:span><text:span text:style-name="Car._20_predefinito_20_paragrafo"><text:span text:style-name="T8"> </text:span></text:span><text:span text:style-name="Car._20_predefinito_20_paragrafo"><text:span text:style-name="T9">mie abilità</text:span></text:span><text:span text:style-name="Car._20_predefinito_20_paragrafo"><text:span text:style-name="T8"> e di rimanere aggiornata sulle nuove tecnologie e metodologie nel campo del design.</text:span></text:span></text:p>
      <text:p text:style-name="P8"/>
      <text:p text:style-name="P11">La mia passione per l’arte e la mia conoscenza delle tendenze e degli strumenti digitali mi permettono di affrontare ogni progetto con entusiasmo e professionalità. </text:p>
      <text:p text:style-name="P9"/>
      <text:p text:style-name="Nessuna_20_spaziatura"><text:span text:style-name="Car._20_predefinito_20_paragrafo"><text:span text:style-name="T12">Iniziamo a progettare!</text:span></text:span></text:p>
      <text:p text:style-name="P8"/>
      <text:p text:style-name="P20">Mi servono giusto poche cose:</text:p>
      <text:p text:style-name="P26"><text:span text:style-name="Car._20_predefinito_20_paragrafo"><text:span text:style-name="T10">•</text:span></text:span><text:span text:style-name="Car._20_predefinito_20_paragrafo"><text:span text:style-name="T16">qualche forma geometrica</text:span></text:span></text:p>
      <text:p text:style-name="P26"><text:span text:style-name="Car._20_predefinito_20_paragrafo"><text:span text:style-name="T10">•</text:span></text:span><text:span text:style-name="Car._20_predefinito_20_paragrafo"><text:span text:style-name="T16">alcuni colori</text:span></text:span></text:p>
      <text:p text:style-name="P26"><text:span text:style-name="Car._20_predefinito_20_paragrafo"><text:span text:style-name="T10">•</text:span></text:span><text:span text:style-name="Car._20_predefinito_20_paragrafo"><text:span text:style-name="T16">un pizzico di fantasia</text:span></text:span></text:p>
      <text:p text:style-name="Default"><text:span text:style-name="Car._20_predefinito_20_paragrafo"><text:span text:style-name="T1">•</text:span></text:span><text:span text:style-name="Car._20_predefinito_20_paragrafo"><text:span text:style-name="T11">un foglio di carta dove incominciare a schizzare aiutandoti a trovare l’idea creativa più adatta a te</text:span></text:span></text:p>
      <text:p text:style-name="P21"/>
      <text:p text:style-name="P21">Ecco una carrellata dei miei lavori!</text:p>
      <text:p text:style-name="P21"/>
      <text:list text:continue-numbering="true" text:style-name="L1">
        <text:list-item>
          <text:p text:style-name="P30">Event Design</text:p>
        </text:list-item>
      </text:list>
      <text:p text:style-name="P1"/>
      <text:p text:style-name="P3">Dog Sports Open Games</text:p>
      <text:p text:style-name="P28"><text:span text:style-name="Car._20_predefinito_20_paragrafo"><text:span text:style-name="T14">In occasione delle finali del Campionato Italiano Cinofilo CIS, ho realizzato il </text:span></text:span><text:span text:style-name="Car._20_predefinito_20_paragrafo"><text:span text:style-name="T12">materiale grafico e promozionale</text:span></text:span><text:span text:style-name="Car._20_predefinito_20_paragrafo"><text:span text:style-name="T14"> per l'evento. Oltre alle di </text:span></text:span><text:span text:style-name="Car._20_predefinito_20_paragrafo"><text:span text:style-name="T12">grafiche per i social media</text:span></text:span><text:span text:style-name="Car._20_predefinito_20_paragrafo"><text:span text:style-name="T14"> e da pubblicare sui siti ufficiali, ho progettato anche elementi fisici come </text:span></text:span><text:span text:style-name="Car._20_predefinito_20_paragrafo"><text:span text:style-name="T12">materiale informativo cartaceo</text:span></text:span><text:span text:style-name="Car._20_predefinito_20_paragrafo"><text:span text:style-name="T14">, </text:span></text:span><text:span text:style-name="Car._20_predefinito_20_paragrafo"><text:span text:style-name="T12">banner</text:span></text:span><text:span text:style-name="Car._20_predefinito_20_paragrafo"><text:span text:style-name="T14"> </text:span></text:span><text:span text:style-name="Car._20_predefinito_20_paragrafo"><text:span text:style-name="T12">pubblicitari </text:span></text:span><text:span text:style-name="Car._20_predefinito_20_paragrafo"><text:span text:style-name="T14">degli sport che sono stati appesi lungo le recinzioni dei campi, Attestati di premiazione, ecc.</text:span></text:span></text:p>
      <text:p text:style-name="P28"><text:span text:style-name="Car._20_predefinito_20_paragrafo"><text:span text:style-name="T14">Il </text:span></text:span><text:span text:style-name="Car._20_predefinito_20_paragrafo"><text:span text:style-name="T12">tema</text:span></text:span><text:span text:style-name="Car._20_predefinito_20_paragrafo"><text:span text:style-name="T14"> dell’evento doveva essere </text:span></text:span><text:span text:style-name="Car._20_predefinito_20_paragrafo"><text:span text:style-name="T12">chiaro, coinvolgente e informativo</text:span></text:span><text:span text:style-name="Car._20_predefinito_20_paragrafo"><text:span text:style-name="T14">.</text:span></text:span></text:p>
      <text:p text:style-name="P22"/>
      <text:p text:style-name="P16">(dividerei le immagini a seconda delle edizioni, così aggiungiamo anche le grafiche di quest’anno)</text:p>
      <text:p text:style-name="P27"><text:span text:style-name="Car._20_predefinito_20_paragrafo"><text:span text:style-name="T14">Edizione 2023 </text:span></text:span><text:span text:style-name="Car._20_predefinito_20_paragrafo"><text:span text:style-name="T17">aggiungerei altre grafiche, magari i badge o altri banner boh :-P</text:span></text:span></text:p>
      <text:p text:style-name="P27"><text:span text:style-name="Car._20_predefinito_20_paragrafo"><text:span text:style-name="T14">Edizione 2024 </text:span></text:span><text:span text:style-name="Car._20_predefinito_20_paragrafo"><text:span text:style-name="T17">fare mockup</text:span></text:span></text:p>
      <text:p text:style-name="P4"><text:soft-page-break/>Cinosport 2022 </text:p>
      <text:p text:style-name="P28"><text:span text:style-name="Car._20_predefinito_20_paragrafo"><text:span text:style-name="T18">Terrei in</text:span></text:span><text:span text:style-name="Car._20_predefinito_20_paragrafo"><text:span text:style-name="T5"> </text:span></text:span><text:span text:style-name="Car._20_predefinito_20_paragrafo"><text:span text:style-name="T18">sospeso in quanto ci sono 2 versioni dello stesso logo</text:span></text:span></text:p>
      <text:p text:style-name="P3"/>
      <text:p text:style-name="Normale"><text:span text:style-name="Car._20_predefinito_20_paragrafo"><text:span text:style-name="T6">Anche in occasione di questo evento, organizzato dalla Federazione Italiana Sport Cinofili, mi sono occupata della </text:span></text:span><text:span text:style-name="Car._20_predefinito_20_paragrafo"><text:span text:style-name="T12">realizzazione di materiale grafico e promozionale</text:span></text:span><text:span text:style-name="Car._20_predefinito_20_paragrafo"><text:span text:style-name="T6">.</text:span></text:span></text:p>
      <text:p text:style-name="P10"/>
      <text:list text:continue-numbering="true" text:style-name="L1">
        <text:list-item>
          <text:p text:style-name="P30">Grafica Per Social Media</text:p>
        </text:list-item>
      </text:list>
      <text:p text:style-name="P2"/>
      <text:p text:style-name="P13">Newsletter</text:p>
      <text:p text:style-name="Normale"><text:span text:style-name="Car._20_predefinito_20_paragrafo"><text:span text:style-name="T13">Lavorare alla creazione delle newsletter rivolte agli utenti CIS mi ha permesso di </text:span></text:span><text:span text:style-name="Car._20_predefinito_20_paragrafo"><text:span text:style-name="T12">sperimentare</text:span></text:span><text:span text:style-name="Car._20_predefinito_20_paragrafo"><text:span text:style-name="T13"> con diverse composizioni grafiche. Avevo la necessità di </text:span></text:span><text:span text:style-name="Car._20_predefinito_20_paragrafo"><text:span text:style-name="T12">comunicare molteplici informazioni in maniera accattivante e interessante</text:span></text:span><text:span text:style-name="Car._20_predefinito_20_paragrafo"><text:span text:style-name="T13">, pur mantenendo il design delle newsletter facilmente leggibile e riconoscibile.</text:span></text:span></text:p>
      <text:p text:style-name="P17">Magari aggiungere anche imma con cane investigatore</text:p>
      <text:p text:style-name="P5">Open Day Osteopaticamente</text:p>
      <text:p text:style-name="Normale"><text:span text:style-name="Car._20_predefinito_20_paragrafo"><text:span text:style-name="T13">Il progetto è nato ascoltando le necessità del cliente: creare una </text:span></text:span><text:span text:style-name="Car._20_predefinito_20_paragrafo"><text:span text:style-name="T12">grafica semplice ed efficace per informare e pubblicizzare l’evento</text:span></text:span><text:span text:style-name="Car._20_predefinito_20_paragrafo"><text:span text:style-name="T13">, agli utenti dello studio osteopatico e non.</text:span></text:span></text:p>
      <text:p text:style-name="Normale"><text:span text:style-name="Car._20_predefinito_20_paragrafo"><text:span text:style-name="T13">In fase di progettazione ho cercato di dare il </text:span></text:span><text:span text:style-name="Car._20_predefinito_20_paragrafo"><text:span text:style-name="T12">giusto risalto alle informazioni chiave</text:span></text:span><text:span text:style-name="Car._20_predefinito_20_paragrafo"><text:span text:style-name="T13"> come data, luogo e orario dell’evento, informazioni fondamentali.</text:span></text:span></text:p>
      <text:p text:style-name="P23"/>
      <text:list text:style-name="L2">
        <text:list-item>
          <text:p text:style-name="P35">Impaginazione</text:p>
        </text:list-item>
      </text:list>
      <text:p text:style-name="P5">Brochure CIS</text:p>
      <text:p text:style-name="Normale"><text:span text:style-name="Car._20_predefinito_20_paragrafo"><text:span text:style-name="T12">Progetto grafico semplice ed elegante</text:span></text:span><text:span text:style-name="Car._20_predefinito_20_paragrafo"><text:span text:style-name="T13"> che illustra e spiega le attività e gli sport della Federazione Cinofila CIS.</text:span></text:span></text:p>
      <text:p text:style-name="P5">Flyer Saggio di danza 'Cinque'</text:p>
      <text:p text:style-name="P23">In occasione del saggio di fine anno della scuola di danza da me frequentata “Spazio B ASD” ho collaborato nella realizzazione dei flyer esplicativi da consegnare al pubblico.</text:p>
      <text:p text:style-name="P5">Manifesto Spettacolo 'Frammenti'</text:p>
      <text:p text:style-name="P23">Manifesto illustrativo del Saggio 'Frammenti' della scuola di sanza “Asimmetria ASD”</text:p>
      <text:p text:style-name="Normale"><text:span text:style-name="Car._20_predefinito_20_paragrafo"><text:span text:style-name="T7">Manifesto Campus Orienta Scuola</text:span></text:span></text:p>
      <text:p text:style-name="Normale"><text:span text:style-name="Car._20_predefinito_20_paragrafo"><text:span text:style-name="T12">Progetto creativo</text:span></text:span><text:span text:style-name="Car._20_predefinito_20_paragrafo"><text:span text:style-name="T13"> realizzato per l’evento indetto dal Comune di Cinisello Balsamo: l’orientamento nella scelta della Scuola Superiore.</text:span></text:span></text:p>
      <text:p text:style-name="P27"><text:span text:style-name="Car._20_predefinito_20_paragrafo"><text:span text:style-name="T12">L’utilizzo di frecce colorate</text:span></text:span><text:span text:style-name="Car._20_predefinito_20_paragrafo"><text:span text:style-name="T13"> che suddividono le informazioni e di una </text:span></text:span><text:span text:style-name="Car._20_predefinito_20_paragrafo"><text:span text:style-name="T12">mappa del tesoro</text:span></text:span><text:span text:style-name="Car._20_predefinito_20_paragrafo"><text:span text:style-name="T13"> come sfondo arrivano dall’idea che scegliere la Scuola Superiore sia un “trovare la strada giusta”, “trovare la strada che fa per me”.</text:span></text:span></text:p>
      <text:p text:style-name="P24"><text:soft-page-break/>Ho immaginato ogni singolo studente di terza media come un condottiero, pronto a decidere la strada da percorrere per proseguire gli studi, la strada giusta per raggiungere il tesoro, la meta finale.</text:p>
      <text:list text:continue-numbering="true" text:style-name="L2">
        <text:list-item>
          <text:p text:style-name="P35">Loghi</text:p>
        </text:list-item>
      </text:list>
      <text:h text:style-name="P33" text:outline-level="3">Fondazione Oristano</text:h>
      <text:p text:style-name="P28"><text:span text:style-name="Car._20_predefinito_20_paragrafo"><text:span text:style-name="T4">La Fondazione Oristano ha indetto un </text:span></text:span><text:span text:style-name="Car._20_predefinito_20_paragrafo"><text:span text:style-name="T3">Concorso di idee</text:span></text:span><text:span text:style-name="Car._20_predefinito_20_paragrafo"><text:span text:style-name="T4">: </text:span></text:span><text:span text:style-name="Car._20_predefinito_20_paragrafo"><text:span text:style-name="T3">ideare e creare</text:span></text:span><text:span text:style-name="Car._20_predefinito_20_paragrafo"><text:span text:style-name="T4"> un progetto grafico in grado di sintetizzare e comunicare, con un unico </text:span></text:span><text:span text:style-name="Car._20_predefinito_20_paragrafo"><text:span text:style-name="T3">logo</text:span></text:span><text:span text:style-name="Car._20_predefinito_20_paragrafo"><text:span text:style-name="T4">, la “visione” che è alla base del ruolo ricoperto dalla stessa Fondazione nel contesto locale e regionale sardo.</text:span></text:span></text:p>
      <text:p text:style-name="P12"/>
      <text:p text:style-name="P28"><text:span text:style-name="Car._20_predefinito_20_paragrafo"><text:span text:style-name="T4">Ho partecipato al concorso </text:span></text:span><text:span text:style-name="Car._20_predefinito_20_paragrafo"><text:span text:style-name="T3">proponendo un’idea</text:span></text:span><text:span text:style-name="Car._20_predefinito_20_paragrafo"><text:span text:style-name="T4"> </text:span></text:span><text:span text:style-name="Car._20_predefinito_20_paragrafo"><text:span text:style-name="T3">creativa ed accattivante</text:span></text:span><text:span text:style-name="Car._20_predefinito_20_paragrafo"><text:span text:style-name="T4">, scegliendo due dei simboli che più rappresentano la città di Oristano: la Torre di Mariano II o di San Cristoforo, emblema di città medioevale e antico ingresso settentrionale alla città e la manifestazione equestre la Sartiglia, che caratterizza il Comune di Oristano da più di 500 anni.</text:span></text:span></text:p>
      <text:p text:style-name="P12"/>
      <text:p text:style-name="P28"><text:span text:style-name="Car._20_predefinito_20_paragrafo"><text:span text:style-name="T4">I due simboli caratterizzano il </text:span></text:span><text:span text:style-name="Car._20_predefinito_20_paragrafo"><text:span text:style-name="T3">pittogramma del logo</text:span></text:span><text:span text:style-name="Car._20_predefinito_20_paragrafo"><text:span text:style-name="T4">: un </text:span></text:span><text:span text:style-name="Car._20_predefinito_20_paragrafo"><text:span text:style-name="T3">incastro tra le lettere F ed O</text:span></text:span><text:span text:style-name="Car._20_predefinito_20_paragrafo"><text:span text:style-name="T4"> che concettualmente ricorda il momento in cui il cavaliere, durante la Sartiglia, riesce a prendere la stella infilzandola con la spada; la stessa stella è poi rappresentata sulla parte finale della F. Completa la lettera la </text:span></text:span><text:span text:style-name="Car._20_predefinito_20_paragrafo"><text:span text:style-name="T3">sagoma della Torre di Mariano II</text:span></text:span><text:span text:style-name="Car._20_predefinito_20_paragrafo"><text:span text:style-name="T4">.</text:span></text:span></text:p>
      <text:p text:style-name="P12"/>
      <text:p text:style-name="P12">La soluzione scelta nella definizione del pittogramma si ricollega al concetto di incastro, di armonia, di legame, caratteristiche attribuibili alla Fondazione Oristano che riesce a gestire diverse e differenti attività incastrando bene il tutto, promuovendo e valorizzando la città. Questo concetto è ulteriormente rimarcato anche dal fatto che il logotipo è strettamente legato al pittogramma, completandolo.</text:p>
      <text:p text:style-name="P12"/>
      <text:p text:style-name="P12">Per quanto riguarda il font, ne è stato scelto uno in contrapposizione al “ricordo” del passato, un font moderno che conferisce movimento ed eleganza attraverso un gioco di curve e tratti solidi. I colori scelti invece fanno riferimento ai costumi tipici della tradizione oristanese.</text:p>
      <text:p text:style-name="P12"/>
      <text:p text:style-name="P12"/>
      <text:p text:style-name="P12"/>
      <text:h text:style-name="P34" text:outline-level="3"><text:soft-page-break/>Cinosport</text:h>
      <text:p text:style-name="P18">In sospeso in quanto ci sono 2 versioni dello stesso logo e poi vedere se c’è altro testo <text:s/>scritto su file salvato su mio pc</text:p>
      <text:p text:style-name="P12"/>
      <text:p text:style-name="P28"><text:span text:style-name="Car._20_predefinito_20_paragrafo"><text:span text:style-name="T4">In occasione dell’evento CinoSport, il popolare evento sportivo annuale organizzato dalla Federazione Italiana Sport Cinofili, mi è stato chiesto di progettarne il logo che avrebbe dato poi una </text:span></text:span><text:span text:style-name="Car._20_predefinito_20_paragrafo"><text:span text:style-name="T3">veste ufficiale all’evento</text:span></text:span><text:span text:style-name="Car._20_predefinito_20_paragrafo"><text:span text:style-name="T4"> stesso.</text:span></text:span></text:p>
      <text:p text:style-name="P12"/>
      <text:p text:style-name="P12">, ed è stato elemento fondamentale per la sponsorizzazione dello stesso sui canali social, per la creazione dei gadget, e per i premi vinti dai partecipanti.</text:p>
      <text:p text:style-name="P12">La premessa del logo è di rappresentare al primo sguardo la natura di uno sport decisamente nuovo e poco conosciuto in Italia.</text:p>
      <text:p text:style-name="P31"/>
      <text:p text:style-name="P31"/>
      <text:p text:style-name="P31">--- <text:span text:style-name="T19">Simone 11-06-24</text:span></text:p>
      <text:p text:style-name="P32">Crea galleria interna a masonry per diversi banner che occupano lo stesso spaz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wis721 Ex BT" svg:font-family="'Swis721 Ex BT'" style:font-family-generic="swiss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it" fo:country="IT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it" fo:country="IT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Normale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Normale" style:next-style-name="Normale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Normale" style:next-style-name="Normale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Normale" style:next-style-name="Normale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Normale" style:next-style-name="Normale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7" style:display-name="Titolo 7" style:family="paragraph" style:parent-style-name="Normale" style:next-style-name="Normale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itolo_20_8" style:display-name="Titolo 8" style:family="paragraph" style:parent-style-name="Normale" style:next-style-name="Normale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9" style:display-name="Titolo 9" style:family="paragraph" style:parent-style-name="Normale" style:next-style-name="Normale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Normale" style:next-style-name="Normale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Normale" style:next-style-name="Normale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Normale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it" style:country-asian="IT" style:font-size-complex="12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loext:opacity="100%" style:font-name="Swis721 Ex BT" fo:font-family="'Swis721 Ex BT'" style:font-family-generic="swiss" fo:font-size="12pt" style:letter-kerning="false" style:font-size-asian="12pt" style:font-name-complex="Swis721 Ex BT" style:font-family-complex="'Swis721 Ex BT'" style:font-family-generic-complex="swiss" style:font-size-complex="12pt" fo:hyphenate="false" loext:hyphenation-no-caps="false" loext:hyphenation-no-last-word="false" loext:hyphenation-word-char-count="no-limit" loext:hyphenation-zone="no-limit"/>
    </style:style>
    <style:style style:name="Pa0" style:family="paragraph" style:parent-style-name="Default" style:next-style-name="Default">
      <style:paragraph-properties style:line-height-at-least="0.425cm" fo:hyphenation-ladder-count="no-limit"/>
      <style:text-properties style:use-window-font-color="true" loext:opacity="0%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a2" style:family="paragraph" style:parent-style-name="Default" style:next-style-name="Default">
      <style:paragraph-properties style:line-height-at-least="0.425cm" fo:hyphenation-ladder-count="no-limit"/>
      <style:text-properties style:use-window-font-color="true" loext:opacity="0%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Titolo_20_1_20_Carattere" style:display-name="Titolo 1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olo_20_2_20_Carattere" style:display-name="Titolo 2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5_20_Carattere" style:display-name="Titolo 5 Carattere" style:family="text" style:parent-style-name="Car._20_predefinito_20_paragrafo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8_20_Carattere" style:display-name="Titolo 8 Carattere" style:family="text" style:parent-style-name="Car._20_predefinito_20_paragrafo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9_20_Carattere" style:display-name="Titolo 9 Carattere" style:family="text" style:parent-style-name="Car._20_predefinito_20_paragrafo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Carattere" style:display-name="Titolo Carattere" style:family="text" style:parent-style-name="Car._20_predefinito_20_paragrafo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ttotitolo_20_Carattere" style:display-name="Sottotitolo Carattere" style:family="text" style:parent-style-name="Car._20_predefinito_20_paragrafo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zione_20_Carattere" style:display-name="Citazione Carattere" style:family="text" style:parent-style-name="Car._20_predefinito_20_paragrafo">
      <style:text-properties fo:color="#404040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Citazione_20_intensa_20_Carattere" style:display-name="Citazione intensa Carattere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Riferimento_20_intenso" style:display-name="Riferimento intenso" style:family="text" style:parent-style-name="Car._20_predefinito_20_paragrafo">
      <style:text-properties fo:font-variant="small-caps" fo:color="#0f4761" loext:opacity="100%" fo:letter-spacing="0.009cm" fo:font-weight="bold" style:font-weight-asian="bold" style:font-weight-complex="bold"/>
    </style:style>
    <style:style style:name="A1" style:family="text">
      <style:text-properties fo:color="#221e1f" loext:opacity="100%" fo:font-size="32pt" style:font-size-asian="32pt" style:font-name-complex="Swis721 Ex BT" style:font-family-complex="'Swis721 Ex BT'" style:font-family-generic-complex="swiss" style:font-size-complex="32pt"/>
    </style:style>
    <style:style style:name="A2" style:family="text">
      <style:text-properties fo:color="#221e1f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wis721 Ex BT" style:font-family-complex="'Swis721 Ex BT'" style:font-family-generic-complex="swiss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description/>
    <dc:subject/>
    <meta:initial-creator>Federazione Cinofila</meta:initial-creator>
    <meta:creation-date>2024-05-23T13:08:00Z</meta:creation-date>
    <dc:date>2024-06-11T14:58:12.736000000</dc:date>
    <meta:editing-cycles>17</meta:editing-cycles>
    <meta:editing-duration>PT13H51M28S</meta:editing-duration>
    <meta:document-statistic meta:table-count="0" meta:image-count="0" meta:object-count="0" meta:page-count="4" meta:paragraph-count="56" meta:word-count="958" meta:character-count="6232" meta:non-whitespace-character-count="5332"/>
    <meta:template xlink:type="simple" xlink:actuate="onRequest" xlink:title="" xlink:href="Normal.dotm"/>
  </office:meta>
</office:document-meta>
</file>